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381cm"/>
    </style:style>
    <style:style style:name="gr5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164cm"/>
    </style:style>
    <style:style style:name="gr7" style:family="graphic" style:parent-style-name="standard">
      <style:graphic-properties draw:stroke="none" svg:stroke-color="#000000" draw:fill="none" draw:fill-color="#ffffff" fo:min-height="1.241cm"/>
    </style:style>
    <style:style style:name="gr8" style:family="graphic" style:parent-style-name="standard">
      <style:graphic-properties draw:stroke="none" svg:stroke-color="#000000" draw:fill="none" draw:fill-color="#ffffff" fo:min-height="1.144cm"/>
    </style:style>
    <style:style style:name="gr9" style:family="graphic" style:parent-style-name="standard">
      <style:graphic-properties draw:stroke="none" svg:stroke-color="#000000" draw:fill="none" draw:fill-color="#ffffff" fo:min-height="0.425cm"/>
    </style:style>
    <style:style style:name="gr10" style:family="graphic" style:parent-style-name="standard">
      <style:graphic-properties draw:stroke="none" svg:stroke-color="#000000" draw:fill="none" draw:fill-color="#ffffff" fo:min-height="0.9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413cm" svg:height="2.413cm" svg:x="2.651cm" svg:y="8.874cm">
          <text:p text:style-name="P1"><text:span text:style-name="T1">Flu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13cm" svg:height="2.413cm" svg:x="15.097cm" svg:y="13.065cm">
          <text:p text:style-name="P1"><text:span text:style-name="T1">Write</text:span></text:p>
          <text:p text:style-name="P1"><text:span text:style-name="T1">B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778cm" svg:y1="12.303cm" svg:x2="3.858cm" svg:y2="11.287cm" draw:start-shape="id1" draw:end-shape="id2" draw:end-glue-point="8" svg:d="M2778 12303c0 750 1080 1258 1080-1016" svg:viewBox="0 0 1081 1651">
          <text:p/>
        </draw:connector>
        <draw:frame draw:style-name="gr3" draw:text-style-name="P3" xml:id="id1" draw:id="id1" draw:layer="layout" svg:width="2.54cm" svg:height="0.762cm" svg:x="1.508cm" svg:y="11.541cm">
          <draw:text-box>
            <text:p><text:span text:style-name="T2">reset = 0</text:span></text:p>
          </draw:text-box>
        </draw:frame>
        <draw:custom-shape draw:style-name="gr1" draw:text-style-name="P2" draw:layer="layout" svg:width="2.413cm" svg:height="2.413cm" svg:x="12.43cm" svg:y="9.382cm">
          <text:p text:style-name="P1"><text:span text:style-name="T1">Compare</text:span></text:p>
          <text:p text:style-name="P1"><text:span text:style-name="T1">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064cm" svg:y1="10.398cm" svg:x2="6.842cm" svg:y2="10.398cm">
          <text:p/>
        </draw:line>
        <draw:line draw:style-name="gr2" draw:text-style-name="P1" draw:layer="layout" svg:x1="9.255cm" svg:y1="10.525cm" svg:x2="12.43cm" svg:y2="10.525cm">
          <text:p/>
        </draw:line>
        <draw:line draw:style-name="gr2" draw:text-style-name="P4" draw:layer="layout" svg:x1="14.462cm" svg:y1="11.414cm" svg:x2="15.732cm" svg:y2="13.319cm">
          <text:p/>
        </draw:line>
        <draw:frame draw:style-name="gr4" draw:text-style-name="P5" draw:layer="layout" svg:width="5.207cm" svg:height="1.207cm" svg:x="4.683cm" svg:y="10.715cm">
          <draw:text-box>
            <text:p><text:span text:style-name="T1">Inst cache </text:span></text:p>
            <text:p><text:span text:style-name="T1"><text:s text:c="5"/></text:span><text:span text:style-name="T1">rqst</text:span></text:p>
          </draw:text-box>
        </draw:frame>
        <draw:frame draw:style-name="gr4" draw:text-style-name="P5" draw:layer="layout" svg:width="3.683cm" svg:height="0.729cm" svg:x="5.826cm" svg:y="7.891cm">
          <draw:text-box>
            <text:p><text:span text:style-name="T1">dc (rd &amp; wr)=0</text:span></text:p>
          </draw:text-box>
        </draw:frame>
        <draw:line draw:style-name="gr2" draw:text-style-name="P1" draw:layer="layout" svg:x1="14.462cm" svg:y1="9.763cm" svg:x2="15.605cm" svg:y2="8.747cm">
          <text:p/>
        </draw:line>
        <draw:custom-shape draw:style-name="gr5" draw:text-style-name="P1" draw:layer="layout" svg:width="3.429cm" svg:height="1.016cm" svg:x="14.462cm" svg:y="7.731cm">
          <text:p text:style-name="P1">Processor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29cm" svg:height="0.729cm" svg:x="9.382cm" svg:y="9.476cm">
          <draw:text-box>
            <text:p><text:span text:style-name="T1">dc (rd | wr) = 1</text:span></text:p>
          </draw:text-box>
        </draw:frame>
        <draw:frame draw:style-name="gr7" draw:text-style-name="P2" draw:layer="layout" svg:width="3.452cm" svg:height="1.491cm" draw:transform="rotate (-0.0144862327915532) translate (12.026cm 12.794cm)">
          <draw:text-box>
            <text:p text:style-name="P1"><text:span text:style-name="T1">hit = 0 </text:span></text:p>
            <text:p text:style-name="P1"><text:span text:style-name="T1">&amp; dirty = 0</text:span></text:p>
          </draw:text-box>
        </draw:frame>
        <draw:custom-shape draw:style-name="gr1" draw:text-style-name="P2" xml:id="id3" draw:id="id3" draw:layer="layout" svg:width="2.413cm" svg:height="2.413cm" svg:x="6.842cm" svg:y="9.128cm">
          <text:p text:style-name="P1"><text:span text:style-name="T1">Idle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223cm" svg:y1="9.382cm" svg:x2="8.049cm" svg:y2="9.128cm" draw:end-shape="id3" draw:end-glue-point="4" svg:d="M7223 9382c0-1134 826-1007 826-254" svg:viewBox="0 0 827 836">
          <text:p/>
        </draw:connector>
        <draw:frame draw:style-name="gr6" draw:text-style-name="P5" draw:layer="layout" svg:width="4.318cm" svg:height="0.729cm" svg:x="14.589cm" svg:y="9.382cm">
          <draw:text-box>
            <text:p><text:span text:style-name="T1">dc (rd) = 1 &amp; hit = 1</text:span></text:p>
          </draw:text-box>
        </draw:frame>
        <draw:custom-shape draw:style-name="gr1" draw:text-style-name="P2" draw:layer="layout" svg:width="2.413cm" svg:height="2.413cm" svg:x="11.033cm" svg:y="14.335cm">
          <text:p text:style-name="P1"><text:span text:style-name="T1">Mem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4.223cm" svg:height="1.207cm" svg:x="15.065cm" svg:y="11.35cm">
          <draw:text-box>
            <text:p><text:span text:style-name="T1">dc (rd) = 1 &amp; hit = 0 </text:span></text:p>
            <text:p><text:span text:style-name="T1">&amp; dirty = 1 </text:span></text:p>
          </draw:text-box>
        </draw:frame>
        <draw:line draw:style-name="gr2" draw:text-style-name="P4" draw:layer="layout" svg:x1="15.224cm" svg:y1="14.716cm" svg:x2="13.446cm" svg:y2="15.224cm">
          <text:p/>
        </draw:line>
        <draw:line draw:style-name="gr2" draw:text-style-name="P4" draw:layer="layout" svg:x1="13.192cm" svg:y1="11.668cm" svg:x2="12.557cm" svg:y2="14.462cm">
          <text:p/>
        </draw:line>
        <draw:custom-shape draw:style-name="gr1" draw:text-style-name="P2" draw:layer="layout" svg:width="2.413cm" svg:height="2.413cm" svg:x="7.096cm" svg:y="14.716cm">
          <text:p text:style-name="P1"><text:span text:style-name="T1">Update</text:span></text:p>
          <text:p text:style-name="P1"><text:span text:style-name="T1">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1.033cm" svg:y1="15.605cm" svg:x2="9.509cm" svg:y2="15.986cm">
          <text:p/>
        </draw:line>
        <draw:line draw:style-name="gr2" draw:text-style-name="P4" draw:layer="layout" svg:x1="12.557cm" svg:y1="11.16cm" svg:x2="9.001cm" svg:y2="14.97cm">
          <text:p/>
        </draw:line>
        <draw:frame draw:style-name="gr8" draw:text-style-name="P2" draw:layer="layout" svg:width="3.452cm" svg:height="1.394cm" draw:transform="rotate (-0.0144862327915532) translate (8.386cm 12.002cm)">
          <draw:text-box>
            <text:p text:style-name="P1"><text:span text:style-name="T1">hit = 1 </text:span></text:p>
            <text:p text:style-name="P1"><text:span text:style-name="T1">&amp; wr = 1</text:span></text:p>
          </draw:text-box>
        </draw:frame>
        <draw:frame draw:style-name="gr9" draw:text-style-name="P2" draw:layer="layout" svg:width="4.312cm" svg:height="0.729cm" draw:transform="rotate (-0.0144862327915532) translate (4.059cm 13.798cm)">
          <draw:text-box>
            <text:p text:style-name="P1"><text:span text:style-name="T1">rd = 0 &amp; wr = <text:s/>0 </text:span></text:p>
          </draw:text-box>
        </draw:frame>
        <draw:line draw:style-name="gr2" draw:text-style-name="P4" draw:layer="layout" svg:x1="9.382cm" svg:y1="15.351cm" svg:x2="12.938cm" svg:y2="11.541cm">
          <text:p/>
        </draw:line>
        <draw:frame draw:style-name="gr10" draw:text-style-name="P6" draw:layer="layout" svg:width="2.412cm" svg:height="1.207cm" draw:transform="rotate (-0.0144862327915532) translate (10.288cm 13.192cm)">
          <draw:text-box>
            <text:p text:style-name="P4"><text:span text:style-name="T1">rd = 1 </text:span></text:p>
            <text:p text:style-name="P4"><text:span text:style-name="T1">&amp; wr = 1</text:span></text:p>
          </draw:text-box>
        </draw:frame>
        <draw:line draw:style-name="gr2" draw:text-style-name="P4" draw:layer="layout" svg:x1="8.079cm" svg:y1="14.788cm" svg:x2="8.079cm" svg:y2="11.4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3:33:17.639504518</meta:creation-date>
    <dc:date>2016-05-18T12:51:24.658987086</dc:date>
    <meta:editing-duration>PT28M24S</meta:editing-duration>
    <meta:editing-cycles>4</meta:editing-cycles>
    <meta:generator>LibreOffice/4.2.8.2$Linux_X86_64 LibreOffice_project/420m0$Build-2</meta:generator>
    <meta:document-statistic meta:object-count="29"/>
  </office:meta>
</office:document-meta>
</file>